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T3Font_8" svg:font-family="T3Font_8" style:font-family-generic="roman" style:font-pitch="variable"/>
    <style:font-face style:name="T3Font_9" svg:font-family="T3Font_9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5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8" style:family="paragraph" style:parent-style-name="normal">
      <style:paragraph-properties fo:break-before="auto" fo:break-after="auto"/>
    </style:style>
    <style:style style:name="P9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10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</style:style>
    <style:style style:name="P11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12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paragraph-rsid="00026aa5"/>
    </style:style>
    <style:style style:name="P13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paragraph-rsid="00041b1d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5" style:family="paragraph" style:parent-style-name="normal">
      <style:paragraph-properties fo:margin-left="0cm" fo:margin-right="0cm" fo:text-indent="0cm" style:auto-text-indent="false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026aa5"/>
    </style:style>
    <style:style style:name="T9" style:family="text">
      <style:text-properties officeooo:rsid="00041b1d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qk5vq6w6p8n4"/><text:span text:style-name="T1">BASES DE DATOS - 1º DAM</text:span></text:p>
      <text:p text:style-name="P1"><text:bookmark text:name="_99912dxth5nq"/><text:span text:style-name="T2">UD 1. INTRODUCCIÓN A LOS SISTEMAS GESTORES DE BASES DE DATOS</text:span></text:p>
      <text:p text:style-name="Heading_20_2"><text:bookmark text:name="_p8iebq5cuhpq"/></text:p>
      <text:p text:style-name="Heading_20_2"><text:bookmark text:name="_v6s3eategcm4"/>E03 - BOLETÍN DE EJERCICIOS</text:p>
      <text:p text:style-name="normal"><text:span text:style-name="T3">Apartado 2 de los apuntes.</text:span></text:p>
      <text:p text:style-name="P4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<text:span text:style-name="T6">Resultado de Aprendizaje 1</text:span>: Reconoce los elementos de las bases de datos analizando sus funciones y valorando la utilidad de los sistemas gestores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6">Criterio de evaluación</text:p>
          </table:table-cell>
          <table:table-cell table:style-name="Tabla1.A1" office:value-type="string">
            <text:p text:style-name="P6">Ejercicio/s</text:p>
          </table:table-cell>
        </table:table-row>
        <table:table-row table:style-name="Tabla1.1">
          <table:table-cell table:style-name="Tabla1.A1" office:value-type="string">
            <text:p text:style-name="P7">RA01.b Se han diferenciado los sistemas por cómo gestionan la información.</text:p>
          </table:table-cell>
          <table:table-cell table:style-name="Tabla1.A1" office:value-type="string">
            <text:p text:style-name="P7">Todos</text:p>
          </table:table-cell>
        </table:table-row>
      </table:table>
      <text:p text:style-name="P3"><text:bookmark text:name="_9wl0jjtf0xqq"/></text:p>
      <text:p text:style-name="P8">Responde a las siguientes preguntas, que hacen referencia a los apartados 2, 2.1, y 2.2 de los apuntes:</text:p>
      <text:p text:style-name="P8"/>
      <text:list xml:id="list1311011341" text:style-name="WWNum1">
        <text:list-item>
          <text:p text:style-name="P10">¿Qué es un fichero o archivo? Defínelo con tus propias palabras</text:p>
        </text:list-item>
      </text:list>
      <text:p text:style-name="P11"/>
      <text:p text:style-name="P11"><text:tab/><text:span text:style-name="T8">Es un conjunto de información de forma organizada y estructurada.</text:span></text:p>
      <text:p text:style-name="P11"/>
      <text:list xml:id="list211117325816591" text:continue-numbering="true" text:style-name="WWNum1">
        <text:list-item>
          <text:p text:style-name="P10">Enumera y da una sencilla descripción de los diferentes tipos de ficheros.</text:p>
        </text:list-item>
      </text:list>
      <text:p text:style-name="P11"/>
      <text:p text:style-name="P11"><text:tab/><text:span text:style-name="T8">Secuenciales: Sus registros están formados de forma contigua, es decir la</text:span></text:p>
      <text:p text:style-name="P11"><text:tab/>única forma de acceder a él es leyendo un registro tras otro desde el principio hasta el final.</text:p>
      <text:p text:style-name="P11"/>
      <text:p text:style-name="P12"><text:tab/><text:span text:style-name="T8">Ficheros de acceso directo: este tipo de fichero se puede acceder a un registro indicando la posición del mismo.</text:span></text:p>
      <text:p text:style-name="P12"><text:line-break/><text:span text:style-name="T8">Ficheros indexados: se basa en el uso de índices, que permite el acceso totalmente libre.</text:span></text:p>
      <text:p text:style-name="P11"><text:tab/></text:p>
      <text:p text:style-name="P11"/>
      <text:list xml:id="list211118161322093" text:continue-numbering="true" text:style-name="WWNum1">
        <text:list-item>
          <text:p text:style-name="P10">En un sistema de gestión de ficheros, ¿una aplicación utiliza un solo fichero, o puede utilizar más de uno?</text:p>
        </text:list-item>
      </text:list>
      <text:p text:style-name="P11"/>
      <text:p text:style-name="P11"><text:tab/><text:span text:style-name="T8">Utiliza más de uno.</text:span></text:p>
      <text:p text:style-name="P11"><text:tab/></text:p>
      <text:p text:style-name="P11"/>
      <text:list xml:id="list211116715001108" text:continue-numbering="true" text:style-name="WWNum1">
        <text:list-item>
          <text:p text:style-name="P10">En un sistema de gestión de ficheros, ¿la organización en los ficheros es fija, o la determina cada programa?</text:p>
        </text:list-item>
      </text:list>
      <text:p text:style-name="P11"/>
      <text:p text:style-name="P11"><text:tab/><text:span text:style-name="T9">La organización de los ficheros la puede determinar cada programa.</text:span></text:p>
      <text:p text:style-name="P11"/>
      <text:p text:style-name="P11"/>
      <text:p text:style-name="P11"/>
      <text:p text:style-name="P11"/>
      <text:list xml:id="list211117788156141" text:continue-numbering="true" text:style-name="WWNum1">
        <text:list-item>
          <text:p text:style-name="P10"><text:soft-page-break/>¿Es sencilla la programación de sistemas de gestión de ficheros?</text:p>
        </text:list-item>
      </text:list>
      <text:p text:style-name="P11"/>
      <text:p text:style-name="P11"><text:tab/><text:span text:style-name="T9">No, es caótica.</text:span></text:p>
      <text:p text:style-name="P11"/>
      <text:list xml:id="list211118121065673" text:continue-numbering="true" text:style-name="WWNum1">
        <text:list-item>
          <text:p text:style-name="P10">En un sistema de gestión de ficheros ¿son los datos consistentes o inconsistentes? ¿Por qué?</text:p>
        </text:list-item>
      </text:list>
      <text:p text:style-name="P11"/>
      <text:p text:style-name="P11"><text:tab/><text:span text:style-name="T9">Son datos inconsistentes ya que un proceso cambia sus datos y no los</text:span></text:p>
      <text:p text:style-name="P11"><text:tab/>del resto. Por lo que la misma información puede tener distintos valores según qué aplicación acceda a él.</text:p>
      <text:p text:style-name="P11"/>
      <text:list xml:id="list211116783104726" text:continue-numbering="true" text:style-name="WWNum1">
        <text:list-item>
          <text:p text:style-name="P10">En un sistema de gestión de ficheros, ¿se puede acceder simultáneamente a los datos?</text:p>
        </text:list-item>
      </text:list>
      <text:p text:style-name="P11"/>
      <text:p text:style-name="P11"><text:tab/><text:span text:style-name="T9">Si el acceso simultáneo requiere que varios usuarios al </text:span>puedan acceder a la misma información.</text:p>
      <text:p text:style-name="P11"/>
      <text:list xml:id="list211117976044882" text:continue-numbering="true" text:style-name="WWNum1">
        <text:list-item>
          <text:p text:style-name="P10">En un sistema de gestión de ficheros ¿es seguro el uso de ficheros?</text:p>
        </text:list-item>
      </text:list>
      <text:p text:style-name="P11"/>
      <text:p text:style-name="P11"><text:tab/><text:span text:style-name="T9">Dependiendo del sistema pero la seguridad en estos términos suele ser difícil establecer criterios de seguridad uniformes, ya que cada aplicación se crea independientemente.</text:span></text:p>
      <text:p text:style-name="P11"/>
      <text:list xml:id="list211118662686824" text:continue-numbering="true" text:style-name="WWNum1">
        <text:list-item>
          <text:p text:style-name="P10">Un sistema gestor de bases de datos se encarga de…</text:p>
        </text:list-item>
      </text:list>
      <text:p text:style-name="P11"/>
      <text:p text:style-name="P11"><text:tab/><text:span text:style-name="T9">Se encarga de acceder </text:span><text:s/>a los datos y se encarga de gestionarlos. Las aplicaciones que creen los programadores, no acceden directamente a los datos, de modo que la base de datos es común para todas las aplicaciones.</text:p>
      <text:p text:style-name="P11"><text:tab/></text:p>
      <text:list xml:id="list211118707699306" text:continue-numbering="true" text:style-name="WWNum1">
        <text:list-item>
          <text:p text:style-name="P10">En un sistema de bases de datos, ¿Qué significa que haya más de una capa a la hora de acceder a los datos?</text:p>
        </text:list-item>
      </text:list>
      <text:p text:style-name="P11"/>
      <text:p text:style-name="P13"><text:tab/><text:span text:style-name="T9">Que las aplicaciones se abstraen sobre la </text:span>forma de acceder a los datos, dejando ese problema al SGBD. Así se pueden concentrar exclusivamente en la tarea de conseguir una interfaz de acceso a los datos para los usuarios.<text:tab/></text:p>
      <text:p text:style-name="P11"/>
      <text:list xml:id="list211116898104193" text:continue-numbering="true" text:style-name="WWNum1">
        <text:list-item>
          <text:p text:style-name="P10">¿Por qué los datos en una base de datos son más íntegros?</text:p>
        </text:list-item>
      </text:list>
      <text:p text:style-name="P11"/>
      <text:p text:style-name="P11"><text:tab/><text:span text:style-name="T9">Porque a</text:span>l estar centralizados, es más difícil que haya datos incoherentes. Es decir, que una aplicación muestre información distinta al resto de aplicaciones, ya que los datos son los mismos</text:p>
      <text:p text:style-name="P11"><text:tab/>para todas.</text:p>
      <text:p text:style-name="P11"/>
      <text:p text:style-name="P11"/>
      <text:list xml:id="list211117240383045" text:continue-numbering="true" text:style-name="WWNum1">
        <text:list-item>
          <text:p text:style-name="P10">En un sistema de bases de datos, ¿por qué el acceso a los datos es más eficiente?</text:p>
        </text:list-item>
        <text:list-item>
          <text:p text:style-name="P10">¿Se utiliza más o menos espacio de almacenamiento con un SGDB o con ficheros?</text:p>
        </text:list-item>
        <text:list-item>
          <text:p text:style-name="P14">En un sistema de bases de datos, ¿Por qué piensas que la instalación es más costosa?</text:p>
        </text:list-item>
      </text:list>
      <text:p text:style-name="P15"/>
      <text:p text:style-name="P8"/>
      <text:p text:style-name="P8"/>
      <text:p text:style-name="P9"><text:bookmark text:name="_gjdgxs"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T3Font_8" svg:font-family="T3Font_8" style:font-family-generic="roman" style:font-pitch="variable"/>
    <style:font-face style:name="T3Font_9" svg:font-family="T3Font_9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-0.413cm" svg:y="0.476cm" svg:width="5.211cm" svg:height="1.64cm" draw:z-index="5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3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3.jpg" text:anchor-type="char" svg:x="-2.004cm" svg:y="-1.207cm" svg:width="21.008cm" svg:height="1.111cm" draw:z-index="1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21:11:16.523000000</dc:date>
    <meta:editing-duration>PT9M16S</meta:editing-duration>
    <meta:editing-cycles>1</meta:editing-cycles>
    <meta:document-statistic meta:table-count="1" meta:image-count="3" meta:object-count="0" meta:page-count="2" meta:paragraph-count="44" meta:word-count="570" meta:character-count="3277" meta:non-whitespace-character-count="2739"/>
    <meta:generator>LibreOffice/7.1.2.2$Windows_X86_64 LibreOffice_project/8a45595d069ef5570103caea1b71cc9d82b2aae4</meta:generator>
  </office:meta>
</office:document-meta>
</file>